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8000001C589CD729956926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4138in" draw:z-index="0"><draw:image xlink:href="Pictures/1000000000000378000001C589CD7299569266C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01:34:50.231177763</meta:creation-date>
    <dc:date>2020-06-05T01:38:33.982489895</dc:date>
    <meta:editing-duration>PT3M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